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52H49M47.986051S" calcext:value-type="time">
            <text:p>1552:4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5H11M51.957S" calcext:value-type="time">
            <text:p>05:11</text:p>
          </table:table-cell>
          <table:table-cell table:style-name="ce3"/>
          <table:table-cell office:value-type="string" calcext:value-type="string">
            <text:p>Entryway retry efficiency cleanup, focus indicator glow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21H06M30.739S" calcext:value-type="time">
            <text:p>21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7:55:56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7T13:10:36.667000000</dc:date>
    <meta:editing-duration>P69DT4H56M18S</meta:editing-duration>
    <meta:editing-cycles>1824</meta:editing-cycles>
    <meta:generator>LibreOffice/7.2.6.2$Windows_X86_64 LibreOffice_project/b0ec3a565991f7569a5a7f5d24fed7f52653d754</meta:generator>
    <dc:creator>Benjamin Laws</dc:creator>
    <meta:document-statistic meta:table-count="2" meta:cell-count="2194" meta:object-count="0"/>
  </office:meta>
</office:document-meta>
</file>